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dead3" officeooo:paragraph-rsid="000dead3"/>
    </style:style>
    <style:style style:name="P2" style:family="paragraph" style:parent-style-name="Standard">
      <style:text-properties officeooo:rsid="001e9667" officeooo:paragraph-rsid="000dead3"/>
    </style:style>
    <style:style style:name="P3" style:family="paragraph" style:parent-style-name="Standard">
      <style:text-properties officeooo:rsid="001e9667" officeooo:paragraph-rsid="001e9667"/>
    </style:style>
    <style:style style:name="P4" style:family="paragraph" style:parent-style-name="Standard">
      <style:text-properties officeooo:rsid="001e9667" officeooo:paragraph-rsid="004480df"/>
    </style:style>
    <style:style style:name="P5" style:family="paragraph" style:parent-style-name="Standard">
      <style:text-properties officeooo:rsid="0032d4c1" officeooo:paragraph-rsid="0032d4c1"/>
    </style:style>
    <style:style style:name="P6" style:family="paragraph" style:parent-style-name="Standard">
      <style:text-properties officeooo:rsid="0047e9ef" officeooo:paragraph-rsid="0047e9ef"/>
    </style:style>
    <style:style style:name="P7" style:family="paragraph" style:parent-style-name="Standard">
      <style:text-properties officeooo:rsid="004a1718" officeooo:paragraph-rsid="004a1718"/>
    </style:style>
    <style:style style:name="P8" style:family="paragraph" style:parent-style-name="Standard">
      <style:text-properties officeooo:rsid="0057a0e2" officeooo:paragraph-rsid="0057a0e2"/>
    </style:style>
    <style:style style:name="T1" style:family="text">
      <style:text-properties officeooo:rsid="00116e3a"/>
    </style:style>
    <style:style style:name="T2" style:family="text">
      <style:text-properties officeooo:rsid="00219395"/>
    </style:style>
    <style:style style:name="T3" style:family="text">
      <style:text-properties officeooo:rsid="0026b1fc"/>
    </style:style>
    <style:style style:name="T4" style:family="text">
      <style:text-properties officeooo:rsid="0039287b"/>
    </style:style>
    <style:style style:name="T5" style:family="text">
      <style:text-properties officeooo:rsid="004a9012"/>
    </style:style>
    <style:style style:name="T6" style:family="text">
      <style:text-properties officeooo:rsid="00546a04"/>
    </style:style>
    <style:style style:name="T7" style:family="text">
      <style:text-properties officeooo:rsid="0054b9a2"/>
    </style:style>
    <style:style style:name="T8" style:family="text">
      <style:text-properties officeooo:rsid="0058de77"/>
    </style:style>
    <style:style style:name="T9" style:family="text">
      <style:text-properties officeooo:rsid="005d02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am a student, living in Bristol and studying at the University of The West of England for a degree in Games Technology <text:span text:style-name="T4">where I am currently predicted to get a first class honours, and I have achieved a first in my first year of study.</text:span></text:p>
      <text:p text:style-name="P1">I am a <text:span text:style-name="T1">proactive and proficient programmer with a strong knowledge of C/C++ but I also have experience with other languages outside of the C, such as Bash Shell (ideal as an ad-hoc Linux user), VB.net, C# as well as knowledge of languages like Java and HLSL/GLSL.</text:span></text:p>
      <text:p text:style-name="P2"/>
      <text:p text:style-name="P4"><text:span text:style-name="T3">Outside of being technical i</text:span>t should be no surprise th<text:span text:style-name="T2">at I have a strong passion for games with it not only being one of my favourite ways to relax and have fun, but also the focus of my technical interests with many of programs I have written being games. I also have a proactive interest in the technology that goes into games such as the underlying rendering and engine technology. </text:span></text:p>
      <text:p text:style-name="P4"><text:span text:style-name="T2">This has been valuable in terms of motivation, leading me to experiment and learn various technologies independently over the years. Such examples being, learning C# independently whilst in college\sixth-form as well as running and developing on Linux (GCC). <text:s/></text:span></text:p>
      <text:p text:style-name="P3"/>
      <text:p text:style-name="P7">Although, whilst I'm passionate about games I do have other <text:span text:style-name="T5">interests </text:span>and hobbies that I follow, <text:span text:style-name="T7">serving both as entertainment and inspiration</text:span>. <text:span text:style-name="T6">These being areas such as animation, current events (politics and economics) and contemporary history. </text:span></text:p>
      <text:p text:style-name="P6"/>
      <text:p text:style-name="P8">My ambition is to use <text:span text:style-name="T8">the various skills I have acquired over the years as well as various sources of inspiration to create high quality games and software which can make a mark in some way. <text:s/>I am very driven and willing to learn new things in the hopes that I will be able to achieve this goal some day.</text:span></text:p>
      <text:p text:style-name="P3"/>
      <text:p text:style-name="P5">I am currently interested in finding a placement for my third year. If you are interested <text:span text:style-name="T9">in considering me for a placement</text:span>, don’t hesitate to contact me. <text:s/><text:span text:style-name="T9">Just send an email to the stated add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20:21:46.988920097</meta:creation-date>
    <dc:date>2018-01-04T23:54:39.142122096</dc:date>
    <meta:editing-duration>PT10H47M53S</meta:editing-duration>
    <meta:editing-cycles>68</meta:editing-cycles>
    <meta:generator>LibreOffice/5.4.4.2$Linux_X86_64 LibreOffice_project/40$Build-2</meta:generator>
    <meta:document-statistic meta:table-count="0" meta:image-count="0" meta:object-count="0" meta:page-count="1" meta:paragraph-count="7" meta:word-count="332" meta:character-count="1892" meta:non-whitespace-character-count="1561"/>
  </office:meta>
</office:document-meta>
</file>